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3">
      <style:text-properties style:font-name="Arial1" fo:font-size="14pt" style:font-size-asian="14pt" style:font-size-complex="14pt"/>
    </style:style>
    <style:style style:name="P2" style:family="paragraph" style:parent-style-name="Text_20_body">
      <style:text-properties style:font-name="Arial1" fo:font-size="12pt" style:font-size-asian="10.5pt" style:font-size-complex="12pt"/>
    </style:style>
    <style:style style:name="T1" style:family="text">
      <style:text-properties style:font-name="Arial1"/>
    </style:style>
    <style:style style:name="T2" style:family="text">
      <style:text-properties fo:font-size="12pt"/>
    </style:style>
    <style:style style:name="T3" style:family="text">
      <style:text-properties style:font-size-asian="10.5pt"/>
    </style:style>
    <style:style style:name="T4" style:family="text">
      <style:text-properties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PhpBB</text:h>
      <text:p text:style-name="Text_20_body">subSilver template with site header integrated.<text:line-break/>We lack documentation for the phpbb install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.199cm" fo:margin-right="0cm" fo:margin-top="0cm" fo:margin-bottom="0.212cm" fo:text-indent="0cm" style:auto-text-indent="false"/>
      <style:text-properties style:font-name="ari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text-properties style:font-name="Arial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15cm" fo:margin-right="0cm" fo:text-indent="0cm" style:auto-text-indent="false"/>
      <style:text-properties fo:font-size="15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.3cm" fo:margin-right="0cm" fo:text-indent="0cm" style:auto-text-indent="false"/>
      <style:text-properties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45cm" fo:margin-right="0cm" fo:text-indent="0cm" style:auto-text-indent="false"/>
      <style:text-properties fo:font-size="14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.199cm" fo:margin-right="0cm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  <style:background-image/>
      </style:paragraph-properties>
      <style:text-properties style:font-name="Arial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2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2" fo:font-size="10.5pt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Arial2" fo:font-size="10.5pt" fo:font-style="italic"/>
    </style:style>
    <style:style style:name="naamloos1" style:family="paragraph" style:parent-style-name="Text_20_body" style:class="text">
      <style:paragraph-properties fo:margin-left="0.3cm" fo:margin-right="0cm" fo:text-indent="0cm" style:auto-text-indent="false" fo:background-color="transparent" style:shadow="none">
        <style:background-image/>
      </style:paragraph-properties>
      <style:text-properties style:font-size-asian="10.5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Technical Spring Site Documentation</dc:title>
    <dc:subject>Site Configuration</dc:subject>
    <meta:initial-creator>Tim Blokdijk</meta:initial-creator>
    <meta:creation-date>2007-07-17T18:04:40</meta:creation-date>
    <dc:creator>Tim Blokdijk</dc:creator>
    <dc:date>2007-07-17T19:37:20</dc:date>
    <dc:language>en-GB</dc:language>
    <meta:editing-cycles>5</meta:editing-cycles>
    <meta:editing-duration>PT30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4" meta:character-count="102"/>
  </office:meta>
</office:document-meta>
</file>